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2:35:53.324388998</dc:date>
    <meta:editing-duration>PT13H14M22S</meta:editing-duration>
    <meta:editing-cycles>172</meta:editing-cycles>
    <meta:generator>LibreOffice/5.2.3.3$Linux_X86_64 LibreOffice_project/20m0$Build-3</meta:generator>
    <meta:document-statistic meta:table-count="3" meta:cell-count="11928" meta:object-count="0"/>
  </office:meta>
</office:document-meta>
</file>